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ひぐ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誰か・・・助け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あららー、泣いちゃってかわいいね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まあ安心しなよ。　非常に残念だけど、お頭の
　命令で人質には手を出すなって言われてる
　からさ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とりあえず、要求が飲まれて海路封鎖が
　解ければキミも解放されるんじゃない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ぐす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本当です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・・・要求が受け入れられなかった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さあね？　どうなっちゃうんだろうね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やだ・・・助け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（ぴくん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そ、そういえば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洗濯の水汲みの前に、余った紅茶・・・
　たくさん飲んじゃったん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ト、トイレ・・・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）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(W-What should I do…?) 
</text:p>
          </table:table-cell>
          <table:table-cell table:style-name="ce0" office:value-type="string">
            <text:p>(Wh-what should I do...?)</text:p>
          </table:table-cell>
          <table:table-cell table:number-columns-repeated="1019"/>
        </table:table-row>
        <table:table-row>
          <table:table-cell table:style-name="ce0" office:value-type="string">
            <text:p>（この中、トイレなんて無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が・・・我慢するしか・・・ないの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ん？　きょろきょろしてどうした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脱走とか考えてるなら、やめとき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い、いえ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でもないです！　き、気にしない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もじもじ・・・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、紅茶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確か・・サオトメさんたちと一緒に2杯飲んで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のあと、ポットに余ったのを・・・4杯も
　飲んじゃったん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んなにたくさん・・・無理して飲まなければ
　よかっ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トイレ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ぁ・・・トイレ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わそわ・・・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・・・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だ・・・わ、私ったら、何を考えて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、でも・・・このままじ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っ、うぅ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っ、トイレ・・・っ、トイレ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ぁ・・・トイレ行きたいっ、ほんとに・・・トイレ、
　すごく行きたい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っ、このままじゃ・・・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ぅ・・・っ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嬢ちゃん、落ち着きないねぇ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しっこかい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えぇっ！　ち、ち、ち、違います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んじゃ、あ、ありませ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ハハハ！！　真っ赤になっちゃって！　ほんと
　かわいいねぇ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しっこじゃないの？　違う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違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本当にぃ？　本当におしっこじゃないの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・・・ちがい・・・ま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あ、そ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み、見られてる・・・どうしよう・・・っ、み、身動き
　できないよぉ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に行きたいよぉっ！　も、もう・・・我慢
　できない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誰か・・・誰かぁ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フフフ！　お嬢ちゃん、もしもの話ね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もし、どうしてもおしっこが我慢できなく
　なったら、そこのツボがお嬢ちゃんのトイレ
　だ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遠慮なく、しゃーーーってしちゃっていいから
　ね。　分かったかい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へ、へ、変なこと言わないで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とこで、私・・・し、しませんっ！！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えー、そんなこと言っちゃっていいの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嬢ちゃん、まだ我慢できるの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き・・・ま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くらい、が、我慢・・・で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ううぅっ！！！（ぷる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・・・ん・・・ぅ・・・っ（ぎゅううぅぅ～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ハハハ！　幼児みたいな格好して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もう押さえてないと出ちゃうの？　そんなに
　おしっこしたいの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・・・そんな・・・ふうに・・・言わないで
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もうあきらめて、そこにしちゃいな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兄さんが見ててあげるから。　フ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きない・・・、ぜったい・・・できない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我慢・・・がまん・・・っ、がま・・・ん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出ちゃう・・・出ちゃう・・・出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漏れちゃう・・・っ、トイレ・・・っ、あ、ぁ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したいぃ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だめっ！！　おしっこ、おねがい・・・もう
　おしっこ出ちゃう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漏れちゃう！！漏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がんばるね～！　見かけによらず、膀胱が
　大きいんだね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兄さん、感動しちゃったな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願いです・・・っ、少し・・・少しの間だけ
ここ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ん～？　なんで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の・・・あの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も、もう・・・だから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ちゃんと口で言ってごらん？　伝えたいことは
　言葉で相手に伝えなき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ねがい・・・いじわるしないで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やく・・・はやく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はやくって？　お嬢ちゃんはお兄さんの目を
　盗んで、いったいナニをするつも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お、おい！　手を貸せ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びっくりした！！　そんなに慌ててどうしたん
　だ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もう一人の人質のガキが脱走しやがった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しかも俺たちの包囲網を力ずくで跳ね飛ばして
　逃走してやが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いおいウソだろ？　あの変な服を着た
　子供が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とにかく来い！　逃がしたらお頭の雷が
　落ちる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ったく、いい所だったのに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、今な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ぅ・・・やっぱり・・・は、は、恥ずかし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・・・しよう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っ、で、できないぃ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し・・・してる最中に戻って来たら・・・
見られ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ぁ・・・ん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まん・・・がまん・・・が、がまんん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・・・んぅっ、う・・・は・・・ふ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ぎゅうううぅぅっ、ぷるぷるぷるぷ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くねくねっ　もじもじっ　くねくねくね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・・・ぉしっこ・・・おしっこ・・・ぉしっこ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まん・・・っ、おしっこ・・・っ、が、がま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がまん・・・っ！　がまん！　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、が、がま・・・っ、ん、ぁ、あ、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・・・おしっこ・・・したい・・・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したいっ！　おしっこ・・・ぁ、むり・・・っ！
でちゃ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・・・やっぱり、も、もぉ・・・がまん・・・で、
でき・・・な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ん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っとっと！！　お嬢ちゃん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ゃああ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なんだ、まだしてなかった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、あ・・・あ、あの・・・な、なな何ですか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いや～、もう一人の人質に逃げられちゃって
　さぁ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そしたらお頭が『お前らに見張りなんて
　任せられねえ！　牢屋の女をオレの部屋へ
　連れてきな！』って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一緒に来てもらうよ。　ほ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ぁ！！　ま、まって・・・おねがい、待って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、私・・・もう・・・だめっ、が、我慢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ですから、さ、させて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万が一、それでキミにまで逃げられたら
　俺がどうなるか分からないから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悪いけど、おしっこならお頭の部屋まで
　我慢して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・・・な・・・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るなら、い・・・今しか・・・ない・・・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・・・でも・・・は、はず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ぷしゅう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っ、ぅ・・・だ、だめ・・・あ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うっ！　でちゃううぅっ！！
も、もうダメえ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ぶしゅううううううううぅぅぅぅうううう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ああぁぁぁぁ・・・・っ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っ！！　やってるね～お嬢ちゃん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・・・、はひええぇぇぇええええっ！？！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あぁぁっ！　だめえっ！！みないで
・・・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すいぶんたくさん我慢してたね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そんなにお腹に溜まってたんだ！　よく
　漏らさずにいられたよ！　すごいすご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やあああぁぁぁんっ！！　は、はやく・・・
　はやく終わってよおぉぉっ！！！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・・・・・・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いや・・・お嬢ちゃん・・・まだ出てるの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え、ちょっと本当にすご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マジでどんだけ我慢してたの・・・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・・・だって・・・だってぇっ！！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あの・・・お頭からさ、人質を団長部屋に
　連れてくるよう言われて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はやく終わらせてくれる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こと・・・言われても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しすぎて、止まらないんですううぅっ！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